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D0000001D77544A8E38149858.png" manifest:media-type="image/png"/>
  <manifest:file-entry manifest:full-path="Pictures/100002010000001D0000001D89391E71A432439E.png" manifest:media-type="image/png"/>
  <manifest:file-entry manifest:full-path="Pictures/100001460000029500000295C2A2EE6D3C1A953C.svg" manifest:media-type="image/svg+xml"/>
  <manifest:file-entry manifest:full-path="Pictures/1000010E0000029500000295D57D5E5FA50E102C.svg" manifest:media-type="image/svg+xml"/>
  <manifest:file-entry manifest:full-path="Pictures/100000BC00000295000002951482AC5F3EDDECF7.svg" manifest:media-type="image/svg+xml"/>
  <manifest:file-entry manifest:full-path="Pictures/10000D46000034EB000034EBA4007EA567BA917B.svg" manifest:media-type="image/svg+xml"/>
  <manifest:file-entry manifest:full-path="Pictures/100002010000025B0000025B2CD84ED38B7180CB.png" manifest:media-type="image/png"/>
  <manifest:file-entry manifest:full-path="Pictures/100002010000001D0000001DDC6C5F57CAD6F2BA.png" manifest:media-type="image/png"/>
  <manifest:file-entry manifest:full-path="Pictures/1000187B000034EB000034EB75605CFB872E136E.svg" manifest:media-type="image/svg+xml"/>
  <manifest:file-entry manifest:full-path="Pictures/100002010000025B0000025BA1D91EB862E7FE0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32cm" svg:height="4.32cm" svg:x="0.768cm" svg:y="0.969cm">
          <draw:image xlink:href="Pictures/10000D46000034EB000034EBA4007EA567BA917B.svg" xlink:type="simple" xlink:show="embed" xlink:actuate="onLoad" loext:mime-type="image/svg+xml">
            <text:p/>
          </draw:image>
          <draw:image xlink:href="Pictures/100002010000025B0000025BA1D91EB862E7FE0A.png" xlink:type="simple" xlink:show="embed" xlink:actuate="onLoad" loext:mime-type="image/png"/>
        </draw:frame>
        <draw:frame draw:style-name="gr1" draw:text-style-name="P1" draw:layer="layout" svg:width="3.326cm" svg:height="3.326cm" svg:x="11.574cm" svg:y="1.9cm">
          <draw:image xlink:href="Pictures/1000187B000034EB000034EB75605CFB872E136E.svg" xlink:type="simple" xlink:show="embed" xlink:actuate="onLoad" loext:mime-type="image/svg+xml">
            <text:p/>
          </draw:image>
          <draw:image xlink:href="Pictures/100002010000025B0000025B2CD84ED38B7180CB.png" xlink:type="simple" xlink:show="embed" xlink:actuate="onLoad" loext:mime-type="image/png"/>
        </draw:frame>
        <draw:frame draw:style-name="gr1" draw:text-style-name="P1" draw:layer="layout" svg:width="2.773cm" svg:height="2.773cm" svg:x="7.001cm" svg:y="2.4cm">
          <draw:image xlink:href="Pictures/1000010E0000029500000295D57D5E5FA50E102C.svg" xlink:type="simple" xlink:show="embed" xlink:actuate="onLoad" loext:mime-type="image/svg+xml">
            <text:p/>
          </draw:image>
          <draw:image xlink:href="Pictures/100002010000001D0000001D89391E71A432439E.png" xlink:type="simple" xlink:show="embed" xlink:actuate="onLoad" loext:mime-type="image/png"/>
        </draw:frame>
        <draw:frame draw:style-name="gr1" draw:text-style-name="P1" draw:layer="layout" svg:width="0.96cm" svg:height="0.96cm" svg:x="7.814cm" svg:y="1.94cm">
          <draw:image xlink:href="Pictures/100000BC00000295000002951482AC5F3EDDECF7.svg" xlink:type="simple" xlink:show="embed" xlink:actuate="onLoad" loext:mime-type="image/svg+xml">
            <text:p/>
          </draw:image>
          <draw:image xlink:href="Pictures/100002010000001D0000001DDC6C5F57CAD6F2BA.png" xlink:type="simple" xlink:show="embed" xlink:actuate="onLoad" loext:mime-type="image/png"/>
        </draw:frame>
        <draw:frame draw:style-name="gr1" draw:text-style-name="P1" draw:layer="layout" svg:width="0.8cm" svg:height="0.8cm" svg:x="8.074cm" svg:y="4.6cm">
          <draw:image xlink:href="Pictures/100001460000029500000295C2A2EE6D3C1A953C.svg" xlink:type="simple" xlink:show="embed" xlink:actuate="onLoad" loext:mime-type="image/svg+xml">
            <text:p/>
          </draw:image>
          <draw:image xlink:href="Pictures/100002010000001D0000001D77544A8E38149858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7-22T10:27:10.670958001</meta:creation-date>
    <dc:date>2020-07-22T17:26:50.407274625</dc:date>
    <meta:editing-duration>PT18M7S</meta:editing-duration>
    <meta:editing-cycles>2</meta:editing-cycles>
    <meta:generator>LibreOffice/6.4.1.2$MacOSX_X86_64 LibreOffice_project/4d224e95b98b138af42a64d84056446d09082932</meta:generator>
    <meta:document-statistic meta:object-count="5"/>
  </office:meta>
</office:document-meta>
</file>